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80" fo:border-right="none" fo:border-top="none" fo:border-bottom="0.05pt solid #000080"/>
    </style:style>
    <style:style style:name="Table1.A12" style:family="table-cell">
      <style:table-cell-properties fo:padding="0.0382in" fo:border-left="0.05pt solid #000000" fo:border-right="none" fo:border-top="none" fo:border-bottom="0.05pt solid #000080"/>
    </style:style>
    <style:style style:name="P1" style:family="paragraph" style:parent-style-name="Standard">
      <style:text-properties officeooo:rsid="001f3067" officeooo:paragraph-rsid="001f3067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f3067" officeooo:paragraph-rsid="001f3067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20a798" officeooo:paragraph-rsid="0020a798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313c71" officeooo:paragraph-rsid="00313c71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0a798" officeooo:paragraph-rsid="0020a79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a798" officeooo:paragraph-rsid="0020a7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bd2f" officeooo:paragraph-rsid="0020bd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fab5" officeooo:paragraph-rsid="0021fab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702a" officeooo:paragraph-rsid="0024702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58d2" officeooo:paragraph-rsid="002658d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5cce" officeooo:paragraph-rsid="00275cc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a538" officeooo:paragraph-rsid="0028a53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521c" officeooo:paragraph-rsid="002b521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521c" officeooo:paragraph-rsid="00346b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3c71" officeooo:paragraph-rsid="00313c7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b3f" officeooo:paragraph-rsid="00346b3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cddc" officeooo:paragraph-rsid="0034cdd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df3b" officeooo:paragraph-rsid="0046d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761a" officeooo:paragraph-rsid="005876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bd2f" officeooo:paragraph-rsid="0020bd2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fab5" officeooo:paragraph-rsid="0021fa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37324" officeooo:paragraph-rsid="0023732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702a" officeooo:paragraph-rsid="0024702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6df3b" officeooo:paragraph-rsid="0046df3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9pt" officeooo:rsid="001f3067" officeooo:paragraph-rsid="001f3067" style:font-size-asian="29pt" style:font-size-complex="29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0bd2f" officeooo:paragraph-rsid="0020bd2f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0bd2f" officeooo:paragraph-rsid="0020bd2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15791" officeooo:paragraph-rsid="00215791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4702a" officeooo:paragraph-rsid="0024702a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4702a" officeooo:paragraph-rsid="004477f3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658d2" officeooo:paragraph-rsid="002658d2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658d2" officeooo:paragraph-rsid="004477f3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658d2" officeooo:paragraph-rsid="00453b92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8cf3a" officeooo:paragraph-rsid="0028cf3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331e6a" officeooo:paragraph-rsid="00331e6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31e6a" officeooo:paragraph-rsid="00453b92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2d336" officeooo:paragraph-rsid="0042d336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53b74d" officeooo:paragraph-rsid="0053b74d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53b74d" officeooo:paragraph-rsid="0053b74d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56879c" officeooo:paragraph-rsid="0056879c" style:font-size-asian="10.5pt" style:font-size-complex="12pt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style:text-properties style:font-name="Liberation Serif" fo:font-size="12pt" style:font-size-asian="12pt"/>
    </style:style>
    <style:style style:name="P48" style:family="paragraph">
      <loext:graphic-properties draw:fill="none" draw:fill-color="#ffffff"/>
      <style:text-properties style:font-name="Liberation Serif"/>
    </style:style>
    <style:style style:name="P49" style:family="paragraph">
      <style:paragraph-properties fo:text-align="center"/>
      <style:text-properties fo:font-size="12pt"/>
    </style:style>
    <style:style style:name="P50" style:family="paragraph">
      <loext:graphic-properties draw:fill-color="#ff3333"/>
      <style:paragraph-properties fo:text-align="center"/>
    </style:style>
    <style:style style:name="T1" style:family="text">
      <style:text-properties officeooo:rsid="00215791"/>
    </style:style>
    <style:style style:name="T2" style:family="text">
      <style:text-properties officeooo:rsid="0023049e"/>
    </style:style>
    <style:style style:name="T3" style:family="text">
      <style:text-properties officeooo:rsid="0023732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4702a"/>
    </style:style>
    <style:style style:name="T6" style:family="text">
      <style:text-properties style:text-underline-style="none" officeooo:rsid="004e0dd2"/>
    </style:style>
    <style:style style:name="T7" style:family="text">
      <style:text-properties officeooo:rsid="0024702a"/>
    </style:style>
    <style:style style:name="T8" style:family="text">
      <style:text-properties officeooo:rsid="002658d2"/>
    </style:style>
    <style:style style:name="T9" style:family="text">
      <style:text-properties officeooo:rsid="00275cce"/>
    </style:style>
    <style:style style:name="T10" style:family="text">
      <style:text-properties officeooo:rsid="0028cf3a"/>
    </style:style>
    <style:style style:name="T11" style:family="text">
      <style:text-properties officeooo:rsid="002df6b0"/>
    </style:style>
    <style:style style:name="T12" style:family="text">
      <style:text-properties officeooo:rsid="00331e6a"/>
    </style:style>
    <style:style style:name="T13" style:family="text">
      <style:text-properties officeooo:rsid="0033ccf1"/>
    </style:style>
    <style:style style:name="T14" style:family="text">
      <style:text-properties officeooo:rsid="00346b3f"/>
    </style:style>
    <style:style style:name="T15" style:family="text">
      <style:text-properties officeooo:rsid="003e8467"/>
    </style:style>
    <style:style style:name="T16" style:family="text">
      <style:text-properties officeooo:rsid="004189d8"/>
    </style:style>
    <style:style style:name="T17" style:family="text">
      <style:text-properties officeooo:rsid="004477f3"/>
    </style:style>
    <style:style style:name="T18" style:family="text">
      <style:text-properties officeooo:rsid="00453b92"/>
    </style:style>
    <style:style style:name="T19" style:family="text">
      <style:text-properties officeooo:rsid="0046ece8"/>
    </style:style>
    <style:style style:name="T20" style:family="text">
      <style:text-properties officeooo:rsid="0048ba29"/>
    </style:style>
    <style:style style:name="T21" style:family="text">
      <style:text-properties officeooo:rsid="004a33b5"/>
    </style:style>
    <style:style style:name="T22" style:family="text">
      <style:text-properties officeooo:rsid="004bf717"/>
    </style:style>
    <style:style style:name="T23" style:family="text">
      <style:text-properties officeooo:rsid="004e3e3f"/>
    </style:style>
    <style:style style:name="T24" style:family="text">
      <style:text-properties officeooo:rsid="0052ae08"/>
    </style:style>
    <style:style style:name="T25" style:family="text">
      <style:text-properties officeooo:rsid="0058761a"/>
    </style:style>
    <style:style style:name="T26" style:family="text">
      <style:text-properties style:font-name="Liberation Serif" fo:font-size="12pt" style:font-size-asian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5626in" fo:min-width="1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8602in" fo:min-width="1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1.4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svg:stroke-color="#000000" draw:fill="none" draw:fill-color="#ffffff" fo:min-height="1.0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1.4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0311in" fo:min-width="1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1.0311in" fo:min-width="1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0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307in" fo:min-width="1.9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1362in" fo:min-width="1.9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598in" draw:marker-start-width="0.228in" draw:marker-end-width="0.228in" draw:fill-color="#ff3333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8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1626in" fo:min-width="2.1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178in" fo:min-width="1.7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abel nfc</text:p>
      <text:p text:style-name="P1"/>
      <text:p text:style-name="P1"/>
      <text:p text:style-name="P1"/>
      <text:p text:style-name="P1"><draw:custom-shape text:anchor-type="paragraph" draw:z-index="11" draw:name="Shape1" draw:style-name="gr7" draw:text-style-name="P43" svg:width="1.2189in" svg:height="1.8606in" svg:x="4.7217in" svg:y="2.7839in"><text:p/><draw:enhanced-geometry svg:viewBox="0 0 21600 21600" draw:type="rectangle" draw:enhanced-path="M 0 0 L 21600 0 21600 21600 0 21600 0 0 Z N"/></draw:custom-shape><draw:frame text:anchor-type="paragraph" draw:z-index="8" draw:name="Shape2" draw:style-name="gr6" draw:text-style-name="P44" svg:width="1.2189in" svg:height="0.576in" svg:x="0.7839in" svg:y="1.6028in"><draw:text-box><text:p text:style-name="P42"/><text:p text:style-name="P42">Customer</text:p><text:p/></draw:text-box></draw:frame><draw:frame text:anchor-type="paragraph" draw:z-index="3" draw:name="Shape3" draw:style-name="gr3" draw:text-style-name="P44" svg:width="1.2189in" svg:height="0.5941in" svg:x="4.7217in" svg:y="1.6028in"><draw:text-box><text:p text:style-name="P42"/><text:p text:style-name="P42">Server</text:p><text:p/></draw:text-box></draw:frame><draw:custom-shape text:anchor-type="paragraph" draw:z-index="9" draw:name="Shape1" draw:style-name="gr7" draw:text-style-name="P43" svg:width="1.2189in" svg:height="1.8606in" svg:x="0.7839in" svg:y="2.8154in"><text:p/><draw:enhanced-geometry svg:viewBox="0 0 21600 21600" draw:type="rectangle" draw:enhanced-path="M 0 0 L 21600 0 21600 21600 0 21600 0 0 Z N"/></draw:custom-shape><draw:frame text:anchor-type="paragraph" draw:z-index="4" draw:name="Shape5" draw:style-name="gr4" draw:text-style-name="P44" svg:width="1.2504in" svg:height="0.198in" svg:x="2.8465in" svg:y="2.8319in"><draw:text-box><text:p>Request</text:p></draw:text-box></draw:frame><draw:frame text:anchor-type="paragraph" draw:z-index="5" draw:name="Shape7" draw:style-name="gr5" draw:text-style-name="P44" svg:width="1.4795in" svg:height="0.3843in" svg:x="2.878in" svg:y="3.6965in"><draw:text-box><text:p>Response</text:p><text:p/></draw:text-box></draw:frame><draw:custom-shape text:anchor-type="paragraph" draw:z-index="6" draw:name="Shape8" draw:style-name="gr2" draw:text-style-name="P45" svg:width="1.2189in" svg:height="0.563in" svg:x="0.7839in" svg:y="1.6028in"><text:p/><draw:enhanced-geometry svg:viewBox="0 0 21600 21600" draw:type="rectangle" draw:enhanced-path="M 0 0 L 21600 0 21600 21600 0 21600 0 0 Z N"/></draw:custom-shape><draw:custom-shape text:anchor-type="paragraph" draw:z-index="2" draw:name="Shape9" draw:style-name="gr2" draw:text-style-name="P43" svg:width="1.2189in" svg:height="0.563in" svg:x="4.7217in" svg:y="1.6028in"><text:p/><draw:enhanced-geometry svg:viewBox="0 0 21600 21600" draw:type="rectangle" draw:enhanced-path="M 0 0 L 21600 0 21600 21600 0 21600 0 0 Z N"/></draw:custom-shape><draw:line text:anchor-type="paragraph" draw:z-index="7" draw:name="Shape10" draw:style-name="gr1" draw:text-style-name="P42" svg:x1="1.3362in" svg:y1="2.1654in" svg:x2="1.3362in" svg:y2="5.5925in"><text:p/></draw:line><draw:line text:anchor-type="paragraph" draw:z-index="10" draw:name="Shape10" draw:style-name="gr1" draw:text-style-name="P42" svg:x1="5.2736in" svg:y1="2.1654in" svg:x2="5.2736in" svg:y2="5.5925in"><text:p/></draw:line></text:p>
      <text:p text:style-name="P1"/>
      <text:p text:style-name="P1"/>
      <text:p text:style-name="P1"/>
      <text:p text:style-name="P1"/>
      <text:p text:style-name="P2">Protoco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4" draw:name="Shape4" draw:style-name="gr20" svg:width="2.7189in" svg:height="0.324in" svg:x="2.0028in" svg:y="-0.619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><draw:custom-shape text:anchor-type="paragraph" draw:z-index="73" draw:name="Shape4" draw:style-name="gr20" svg:width="2.7189in" svg:height="0.324in" svg:x="2.0028in" svg:y="-0.225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quest:</text:p>
      <text:p text:style-name="P1"><draw:frame text:anchor-type="paragraph" draw:z-index="12" draw:name="Shape11" draw:style-name="gr8" draw:text-style-name="P46" svg:width="5.3315in" svg:height="1.4642in" svg:x="1.4008in" svg:y="0.1492in"><draw:text-box><text:p text:style-name="P42">Request</text:p><text:p/></draw:text-box></draw:frame><draw:frame text:anchor-type="paragraph" draw:z-index="20" draw:name="Shape11" draw:style-name="gr8" draw:text-style-name="P46" svg:width="1.3669in" svg:height="1.4642in" svg:x="0.0445in" svg:y="0.1492in"><draw:text-box><text:p text:style-name="P42">Request informations</text:p><text:p text:style-name="P42"/><text:p/></draw:text-box></draw:frame></text:p>
      <text:p text:style-name="P1"/>
      <text:p text:style-name="P1"><draw:frame text:anchor-type="paragraph" draw:z-index="13" draw:name="Shape12" draw:style-name="gr9" draw:text-style-name="P44" svg:width="1.7067in" svg:height="1.0732in" svg:x="1.4008in" svg:y="0.1571in"><draw:text-box><text:p/><text:p/><text:p text:style-name="P42">Header</text:p><text:p text:style-name="P42"/><text:p/></draw:text-box></draw:frame><draw:frame text:anchor-type="paragraph" draw:z-index="14" draw:name="Shape12" draw:style-name="gr9" draw:text-style-name="P44" svg:width="1.1878in" svg:height="1.0732in" svg:x="3.1071in" svg:y="0.1571in"><draw:text-box><text:p/><text:p/><text:p text:style-name="P42">Route</text:p><text:p/><text:p/></draw:text-box></draw:frame><draw:frame text:anchor-type="paragraph" draw:z-index="15" draw:name="Shape12" draw:style-name="gr9" draw:text-style-name="P44" svg:width="2.4378in" svg:height="1.0732in" svg:x="4.2945in" svg:y="0.1571in"><draw:text-box><text:p/><text:p/><text:p text:style-name="P42">Data</text:p><text:p/></draw:text-box></draw:frame><draw:frame text:anchor-type="paragraph" draw:z-index="19" draw:name="Shape12" draw:style-name="gr9" draw:text-style-name="P44" svg:width="1.3567in" svg:height="1.0732in" svg:x="0.0445in" svg:y="0.1571in"><draw:text-box><text:p/><text:p/><text:p text:style-name="P42">Header size, route size, data size</text:p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Response:</text:p>
      <text:p text:style-name="P3"><draw:frame text:anchor-type="paragraph" draw:z-index="21" draw:name="Shape11" draw:style-name="gr8" draw:text-style-name="P46" svg:width="1.3669in" svg:height="1.4642in" svg:x="0.0425in" svg:y="0.2772in"><draw:text-box><text:p text:style-name="P42">Request informations</text:p><text:p text:style-name="P42"/><text:p/></draw:text-box></draw:frame><draw:frame text:anchor-type="paragraph" draw:z-index="16" draw:name="Shape11" draw:style-name="gr10" draw:text-style-name="P46" svg:width="5.3232in" svg:height="1.4669in" svg:x="1.4091in" svg:y="0.2744in"><draw:text-box><text:p text:style-name="P42">Reponse</text:p><text:p/></draw:text-box></draw:frame></text:p>
      <text:p text:style-name="P5"><draw:frame text:anchor-type="paragraph" draw:z-index="18" draw:name="Shape12" draw:style-name="gr9" draw:text-style-name="P44" svg:width="3.365in" svg:height="1.0732in" svg:x="3.3673in" svg:y="0.3484in"><draw:text-box><text:p/><text:p/><text:p text:style-name="P42">Data</text:p><text:p/></draw:text-box></draw:frame></text:p>
      <text:p text:style-name="P5"><draw:frame text:anchor-type="paragraph" draw:z-index="17" draw:name="Shape12" draw:style-name="gr9" draw:text-style-name="P44" svg:width="1.9587in" svg:height="1.0732in" svg:x="1.4091in" svg:y="0.0291in"><draw:text-box><text:p/><text:p/><text:p text:style-name="P42">Status</text:p><text:p text:style-name="P42">200, 201, 400, 401, 403, 404</text:p><text:p/></draw:text-box></draw:frame><draw:frame text:anchor-type="paragraph" draw:z-index="22" draw:name="Shape12" draw:style-name="gr9" draw:text-style-name="P44" svg:width="1.3669in" svg:height="1.0732in" svg:x="0.0425in" svg:y="0.0291in"><draw:text-box><text:p/><text:p/><text:p text:style-name="P42">Status size, data size</text:p><text:p/></draw:text-box></draw:frame></text:p>
      <text:p text:style-name="P5"/>
      <text:p text:style-name="P5"/>
      <text:p text:style-name="P5"/>
      <text:p text:style-name="P5"/>
      <text:p text:style-name="P21">Request/<text:span text:style-name="T11">Response </text:span>informations:</text:p>
      <text:p text:style-name="P8">Is int32 information<text:span text:style-name="T2">s</text:span>. <text:span text:style-name="T3">Binary</text:span> data.</text:p>
      <text:p text:style-name="P6"/>
      <text:p text:style-name="P6">Status code correspond to http code. For more information: <text:a xlink:type="simple" xlink:href="https://fr.wikipedia.org/wiki/Liste_des_codes_HTTP" text:style-name="Internet_20_link" text:visited-style-name="Visited_20_Internet_20_Link">https://fr.wikipedia.org/wiki/Liste_des_codes_HTTP</text:a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9">Send by/ <text:span text:style-name="T25">receive by</text:span></text:p>
          </table:table-cell>
          <table:table-cell table:style-name="Table1.A1" table:number-columns-spanned="3" office:value-type="string">
            <text:p text:style-name="P28">Request</text:p>
          </table:table-cell>
          <table:covered-table-cell/>
          <table:covered-table-cell/>
          <table:table-cell table:style-name="Table1.E1" table:number-columns-spanned="2" office:value-type="string">
            <text:p text:style-name="P28">Response</text:p>
          </table:table-cell>
          <table:covered-table-cell/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Route</text:p>
          </table:table-cell>
          <table:table-cell table:style-name="Table1.A2" office:value-type="string">
            <text:p text:style-name="P38">Header</text:p>
          </table:table-cell>
          <table:table-cell table:style-name="Table1.A2" office:value-type="string">
            <text:p text:style-name="P28">Data</text:p>
          </table:table-cell>
          <table:table-cell table:style-name="Table1.A2" office:value-type="string">
            <text:p text:style-name="P28">Status</text:p>
          </table:table-cell>
          <table:table-cell table:style-name="Table1.F2" office:value-type="string">
            <text:p text:style-name="P28">Data</text:p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7"><text:span text:style-name="T1">/l</text:span>ogin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<text:span text:style-name="T10">user_</text:span>mail: “”, pass: “”</text:p>
          </table:table-cell>
          <table:table-cell table:style-name="Table1.A2" office:value-type="string">
            <text:p text:style-name="P29">200</text:p>
          </table:table-cell>
          <table:table-cell table:style-name="Table1.F2" office:value-type="string">
            <text:p text:style-name="P30">Id: “”, name: “”, token: “”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26">401</text:p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6">/<text:span text:style-name="T7">logout</text:span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><text:span text:style-name="T10">user_</text:span>mail: “”, token: “”</text:p>
          </table:table-cell>
          <table:table-cell table:style-name="Table1.A2" office:value-type="string">
            <text:p text:style-name="P30">200</text:p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0">401</text:p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6">/<text:span text:style-name="T7">create</text:span>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><text:span text:style-name="T10">user_</text:span>mail: “”, pass: “”</text:p>
          </table:table-cell>
          <table:table-cell table:style-name="Table1.A2" office:value-type="string">
            <text:p text:style-name="P30">20<text:span text:style-name="T24">1</text:span></text:p>
          </table:table-cell>
          <table:table-cell table:style-name="Table1.F2" office:value-type="string">
            <text:p text:style-name="P30">Id: “”, name: “”, token: “”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0">403</text:p>
          </table:table-cell>
          <table:table-cell table:style-name="Table1.F2" office:value-type="string">
            <text:p text:style-name="P30">Error: “”</text:p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6">/<text:span text:style-name="T7">delete</text:span></text:p>
          </table:table-cell>
          <table:table-cell table:style-name="Table1.A2" office:value-type="string">
            <text:p text:style-name="P30"><text:span text:style-name="T17">id:</text:span> “”, token: “”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>200</text:p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0">401</text:p>
          </table:table-cell>
          <table:table-cell table:style-name="Table1.F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32">/contacts</text:p>
          </table:table-cell>
          <table:table-cell table:style-name="Table1.C11" office:value-type="string">
            <text:p text:style-name="P33"><text:span text:style-name="T17">id</text:span>: “”, token: “”</text:p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32">[<text:span text:style-name="T21">id:””, name</text:span>: “”, status: “”]</text:p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6">/<text:span text:style-name="T8">add_contact</text:span></text:p>
          </table:table-cell>
          <table:table-cell table:style-name="Table1.C11" office:value-type="string">
            <text:p text:style-name="P31"><text:span text:style-name="T17">id</text:span>: “”, Token: “”</text:p>
          </table:table-cell>
          <table:table-cell table:style-name="Table1.C11" office:value-type="string">
            <text:p text:style-name="P30">contact_email: “”</text:p>
          </table:table-cell>
          <table:table-cell table:style-name="Table1.A2" office:value-type="string">
            <text:p text:style-name="P30">200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3</text:p>
          </table:table-cell>
          <table:table-cell table:style-name="Table1.F2" office:value-type="string">
            <text:p text:style-name="P32">Error: “”</text:p>
          </table:table-cell>
        </table:table-row>
        <table:table-row>
          <table:table-cell table:style-name="Table1.A2" office:value-type="string">
            <text:p text:style-name="P40">Customer <text:soft-page-break/>/ <text:span text:style-name="T25">server</text:span></text:p>
          </table:table-cell>
          <table:table-cell table:style-name="Table1.A2" office:value-type="string">
            <text:p text:style-name="P26">/<text:span text:style-name="T8">remove_contact</text:span></text:p>
          </table:table-cell>
          <table:table-cell table:style-name="Table1.C11" office:value-type="string">
            <text:p text:style-name="P33"><text:span text:style-name="T17">id</text:span>: “”, token: <text:soft-page-break/>“”</text:p>
          </table:table-cell>
          <table:table-cell table:style-name="Table1.C11" office:value-type="string">
            <text:p text:style-name="P32"><text:s/><text:span text:style-name="T20">contact_id</text:span>: “”</text:p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3</text:p>
          </table:table-cell>
          <table:table-cell table:style-name="Table1.F2" office:value-type="string">
            <text:p text:style-name="P32">Error: “”</text:p>
          </table:table-cell>
        </table:table-row>
        <table:table-row>
          <table:table-cell table:style-name="Table1.A2" office:value-type="string">
            <text:p text:style-name="P40">Customer / <text:span text:style-name="T25">server</text:span></text:p>
          </table:table-cell>
          <table:table-cell table:style-name="Table1.A2" office:value-type="string">
            <text:p text:style-name="P26">/<text:span text:style-name="T8">call</text:span></text:p>
          </table:table-cell>
          <table:table-cell table:style-name="Table1.C11" office:value-type="string">
            <text:p text:style-name="P34"><text:span text:style-name="T18">id</text:span>: “”, token: “”</text:p>
          </table:table-cell>
          <table:table-cell table:style-name="Table1.C11" office:value-type="string">
            <text:p text:style-name="P32"><text:span text:style-name="T20">contact_id</text:span>: “”</text:p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35"><text:span text:style-name="T25">ip</text:span>: “”</text:p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2">403</text:p>
          </table:table-cell>
          <table:table-cell table:style-name="Table1.F2" office:value-type="string">
            <text:p text:style-name="P32">Error: “”</text:p>
          </table:table-cell>
        </table:table-row>
        <table:table-row>
          <table:table-cell table:style-name="Table1.A2" office:value-type="string">
            <text:p text:style-name="P40">Customer</text:p>
            <text:p text:style-name="P41">/ <text:span text:style-name="T25">Customer</text:span></text:p>
          </table:table-cell>
          <table:table-cell table:style-name="Table1.A2" office:value-type="string">
            <text:p text:style-name="P26">/<text:span text:style-name="T12">send</text:span></text:p>
          </table:table-cell>
          <table:table-cell table:style-name="Table1.C11" office:value-type="string">
            <text:p text:style-name="P37"><text:span text:style-name="T18">id</text:span>: “”, token: “”</text:p>
          </table:table-cell>
          <table:table-cell table:style-name="Table1.C11" office:value-type="string">
            <text:p text:style-name="P36">type: “”, <text:span text:style-name="T13">nb_packets: “”, size_packet: “”,</text:span> <text:s/><text:span text:style-name="T13">packets: []</text:span></text:p>
          </table:table-cell>
          <table:table-cell table:style-name="Table1.A2" office:value-type="string">
            <text:p text:style-name="P36">200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6">401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26"/>
          </table:table-cell>
          <table:table-cell table:style-name="Table1.A12" table:number-columns-spanned="3" office:value-type="string">
            <text:p text:style-name="P26"/>
          </table:table-cell>
          <table:covered-table-cell/>
          <table:covered-table-cell/>
          <table:table-cell table:style-name="Table1.A2" office:value-type="string">
            <text:p text:style-name="P36">403</text:p>
          </table:table-cell>
          <table:table-cell table:style-name="Table1.F2" office:value-type="string">
            <text:p text:style-name="P36">Error: “”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11" office:value-type="string">
            <text:p text:style-name="P30"/>
          </table:table-cell>
          <table:table-cell table:style-name="Table1.C11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11" office:value-type="string">
            <text:p text:style-name="P30"/>
          </table:table-cell>
          <table:table-cell table:style-name="Table1.C11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11" office:value-type="string">
            <text:p text:style-name="P30"/>
          </table:table-cell>
          <table:table-cell table:style-name="Table1.C11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F2" office:value-type="string">
            <text:p text:style-name="P32"/>
          </table:table-cell>
        </table:table-row>
      </table:table>
      <text:p text:style-name="P6"/>
      <text:p text:style-name="P7"/>
      <text:p text:style-name="P22">Fields:</text:p>
      <text:p text:style-name="P22"><text:span text:style-name="T4">All </text:span><text:span text:style-name="T6">name </text:span><text:span text:style-name="T4">fields </text:span><text:span text:style-name="T5">should be</text:span><text:span text:style-name="T4"> treat in lowercase.</text:span></text:p>
      <text:p text:style-name="P20"/>
      <text:p text:style-name="P20">Format of string information:</text:p>
      <text:p text:style-name="P7">You could use all you include inhibitor like \”.</text:p>
      <text:p text:style-name="P7"/>
      <text:p text:style-name="P24">Header:</text:p>
      <text:p text:style-name="P18">‘Id’ is the user’s id.</text:p>
      <text:p text:style-name="P7"/>
      <text:p text:style-name="P7"/>
      <text:p text:style-name="P23">Routes description:</text:p>
      <text:p text:style-name="P9">/login</text:p>
      <text:p text:style-name="P9">Login user. Return his id, his name and his unique token <text:span text:style-name="T23">(random)</text:span>. Token is create on each login action.</text:p>
      <text:p text:style-name="P10">Return information on user.</text:p>
      <text:p text:style-name="P9"/>
      <text:p text:style-name="P9">/logout</text:p>
      <text:p text:style-name="P9">Logout user.</text:p>
      <text:p text:style-name="P9"/>
      <text:p text:style-name="P9">/<text:span text:style-name="T8">create</text:span></text:p>
      <text:p text:style-name="P10">Create a user with email and password.</text:p>
      <text:p text:style-name="P10">Return information on user.</text:p>
      <text:p text:style-name="P10"/>
      <text:p text:style-name="P10">/delete</text:p>
      <text:p text:style-name="P10">Delete a user.</text:p>
      <text:p text:style-name="P10"/>
      <text:p text:style-name="P10">/contacts</text:p>
      <text:p text:style-name="P10">Return <text:span text:style-name="T9">list of contact with id, name and status.</text:span></text:p>
      <text:p text:style-name="P10"/>
      <text:p text:style-name="P10">/<text:span text:style-name="T9">add_contact</text:span></text:p>
      <text:p text:style-name="P11"><text:soft-page-break/>Add contact with email given.</text:p>
      <text:p text:style-name="P11">Contact will be add when the other user will accept to add contacts.</text:p>
      <text:p text:style-name="P11"/>
      <text:p text:style-name="P11">/remove_contact</text:p>
      <text:p text:style-name="P11">Remove contact with email.</text:p>
      <text:p text:style-name="P11"/>
      <text:p text:style-name="P11">/call</text:p>
      <text:p text:style-name="P19">Return the ip of contact for call.</text:p>
      <text:p text:style-name="P12"/>
      <text:p text:style-name="P14">/<text:span text:style-name="T14">send</text:span></text:p>
      <text:p text:style-name="P14"><text:span text:style-name="T14">Send on a call packets.</text:span></text:p>
      <text:p text:style-name="P16">A packets must be string/binar<text:span text:style-name="T19">y</text:span>… It’s treat by customer, depend of type. Each packet have same size.</text:p>
      <text:p text:style-name="P14"/>
      <text:p text:style-name="P13"/>
      <text:p text:style-name="P4">Call protocol:</text:p>
      <text:p text:style-name="P15"/>
      <text:p text:style-name="P17">For create a call use the route “call”. This route return a “call_id”. This id is unique and have to be pass on route “connect_call” <text:span text:style-name="T22">on a new connection on </text:span>to begin <text:span text:style-name="T15">call</text:span>.</text:p>
      <text:p text:style-name="P17">Thanks to <text:span text:style-name="T16">this new connection</text:span>, server and customer can again communicate during a call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3" draw:name="Shape13" draw:style-name="gr11" svg:width="1.3335in" svg:height="1.0315in" svg:x="0.3256in" svg:y="0.152in"><text:p/><draw:enhanced-geometry svg:viewBox="0 0 21600 21600" draw:type="rectangle" draw:enhanced-path="M 0 0 L 21600 0 21600 21600 0 21600 0 0 Z N"/></draw:custom-shape><draw:custom-shape text:anchor-type="paragraph" draw:z-index="24" draw:name="Shape13" draw:style-name="gr12" draw:text-style-name="P43" svg:width="1.3335in" svg:height="1.0315in" svg:x="3.8693in" svg:y="0.152in"><text:p/><draw:enhanced-geometry svg:viewBox="0 0 21600 21600" draw:type="rectangle" draw:enhanced-path="M 0 0 L 21600 0 21600 21600 0 21600 0 0 Z N"/></draw:custom-shape><draw:custom-shape text:anchor-type="paragraph" draw:z-index="25" draw:name="Shape13" draw:style-name="gr12" draw:text-style-name="P43" svg:width="1.3335in" svg:height="1.0315in" svg:x="0.3256in" svg:y="1.7272in"><text:p/><draw:enhanced-geometry svg:viewBox="0 0 21600 21600" draw:type="rectangle" draw:enhanced-path="M 0 0 L 21600 0 21600 21600 0 21600 0 0 Z N"/></draw:custom-shape><draw:custom-shape text:anchor-type="paragraph" draw:z-index="26" draw:name="Shape13" draw:style-name="gr12" draw:text-style-name="P43" svg:width="1.3335in" svg:height="1.0315in" svg:x="3.8693in" svg:y="1.7272in"><text:p/><draw:enhanced-geometry svg:viewBox="0 0 21600 21600" draw:type="rectangle" draw:enhanced-path="M 0 0 L 21600 0 21600 21600 0 21600 0 0 Z N"/></draw:custom-shape><draw:custom-shape text:anchor-type="paragraph" draw:z-index="27" draw:name="Shape13" draw:style-name="gr12" draw:text-style-name="P43" svg:width="1.3335in" svg:height="1.0315in" svg:x="0.3256in" svg:y="3.302in"><text:p/><draw:enhanced-geometry svg:viewBox="0 0 21600 21600" draw:type="rectangle" draw:enhanced-path="M 0 0 L 21600 0 21600 21600 0 21600 0 0 Z N"/></draw:custom-shape><draw:custom-shape text:anchor-type="paragraph" draw:z-index="28" draw:name="Shape13" draw:style-name="gr12" draw:text-style-name="P43" svg:width="1.3335in" svg:height="1.0315in" svg:x="3.8693in" svg:y="3.302in"><text:p/><draw:enhanced-geometry svg:viewBox="0 0 21600 21600" draw:type="rectangle" draw:enhanced-path="M 0 0 L 21600 0 21600 21600 0 21600 0 0 Z N"/></draw:custom-shape><draw:custom-shape text:anchor-type="paragraph" draw:z-index="29" draw:name="Shape13" draw:style-name="gr12" draw:text-style-name="P43" svg:width="1.3335in" svg:height="1.0315in" svg:x="0.3256in" svg:y="4.8772in"><text:p/><draw:enhanced-geometry svg:viewBox="0 0 21600 21600" draw:type="rectangle" draw:enhanced-path="M 0 0 L 21600 0 21600 21600 0 21600 0 0 Z N"/></draw:custom-shape><draw:custom-shape text:anchor-type="paragraph" draw:z-index="30" draw:name="Shape13" draw:style-name="gr12" draw:text-style-name="P43" svg:width="1.3335in" svg:height="1.0315in" svg:x="3.8693in" svg:y="4.8772in"><text:p/><draw:enhanced-geometry svg:viewBox="0 0 21600 21600" draw:type="rectangle" draw:enhanced-path="M 0 0 L 21600 0 21600 21600 0 21600 0 0 Z N"/></draw:custom-shape><draw:custom-shape text:anchor-type="paragraph" draw:z-index="31" draw:name="Shape13" draw:style-name="gr12" draw:text-style-name="P43" svg:width="1.3335in" svg:height="1.0315in" svg:x="0.3256in" svg:y="6.452in"><text:p/><draw:enhanced-geometry svg:viewBox="0 0 21600 21600" draw:type="rectangle" draw:enhanced-path="M 0 0 L 21600 0 21600 21600 0 21600 0 0 Z N"/></draw:custom-shape><draw:custom-shape text:anchor-type="paragraph" draw:z-index="32" draw:name="Shape13" draw:style-name="gr12" draw:text-style-name="P43" svg:width="1.3335in" svg:height="1.0315in" svg:x="0.3256in" svg:y="0.152in"><text:p/><draw:enhanced-geometry svg:viewBox="0 0 21600 21600" draw:type="rectangle" draw:enhanced-path="M 0 0 L 21600 0 21600 21600 0 21600 0 0 Z N"/></draw:custom-shape><draw:custom-shape text:anchor-type="paragraph" draw:z-index="33" draw:name="Shape13" draw:style-name="gr12" draw:text-style-name="P43" svg:width="1.3335in" svg:height="1.0315in" svg:x="3.8693in" svg:y="6.452in"><text:p/><draw:enhanced-geometry svg:viewBox="0 0 21600 21600" draw:type="rectangle" draw:enhanced-path="M 0 0 L 21600 0 21600 21600 0 21600 0 0 Z N"/></draw:custom-shape><draw:custom-shape text:anchor-type="paragraph" draw:z-index="34" draw:name="Shape13" draw:style-name="gr12" draw:text-style-name="P43" svg:width="1.3335in" svg:height="1.0315in" svg:x="0.3256in" svg:y="8.0272in"><text:p/><draw:enhanced-geometry svg:viewBox="0 0 21600 21600" draw:type="rectangle" draw:enhanced-path="M 0 0 L 21600 0 21600 21600 0 21600 0 0 Z N"/></draw:custom-shape><draw:custom-shape text:anchor-type="paragraph" draw:z-index="35" draw:name="Shape13" draw:style-name="gr12" draw:text-style-name="P43" svg:width="1.3335in" svg:height="1.0315in" svg:x="3.8693in" svg:y="8.0272in"><text:p/><draw:enhanced-geometry svg:viewBox="0 0 21600 21600" draw:type="rectangle" draw:enhanced-path="M 0 0 L 21600 0 21600 21600 0 21600 0 0 Z N"/></draw:custom-shape><draw:frame text:anchor-type="paragraph" draw:z-index="36" draw:name="Shape14" draw:style-name="gr13" draw:text-style-name="P44" svg:width="1.3335in" svg:height="1.0315in" svg:x="0.3256in" svg:y="0.152in"><draw:text-box><text:p text:style-name="P42"/><text:p text:style-name="P42"/><text:p text:style-name="P42">Customer</text:p></draw:text-box></draw:frame><draw:frame text:anchor-type="paragraph" draw:z-index="37" draw:name="Shape14" draw:style-name="gr13" draw:text-style-name="P44" svg:width="1.3335in" svg:height="1.0315in" svg:x="3.8693in" svg:y="0.152in"><draw:text-box><text:p text:style-name="P42"/><text:p text:style-name="P42"/><text:p text:style-name="P42">Server</text:p><text:p/></draw:text-box></draw:frame><draw:frame text:anchor-type="paragraph" draw:z-index="38" draw:name="Shape14" draw:style-name="gr13" draw:text-style-name="P44" svg:width="1.3335in" svg:height="1.0315in" svg:x="0.3256in" svg:y="1.7272in"><draw:text-box><text:p text:style-name="P42"/><text:p text:style-name="P42"/><text:p text:style-name="P42">Authentification</text:p></draw:text-box></draw:frame><draw:frame text:anchor-type="paragraph" draw:z-index="72" draw:name="Shape14" draw:style-name="gr19" draw:text-style-name="P44" svg:width="1.3335in" svg:height="0.8524in" svg:x="3.8693in" svg:y="1.7272in"><draw:text-box><text:p/><text:p text:style-name="P42">Verify email and pass</text:p></draw:text-box></draw:frame><draw:frame text:anchor-type="paragraph" draw:z-index="39" draw:name="Shape14" draw:style-name="gr13" draw:text-style-name="P44" svg:width="1.3335in" svg:height="1.0315in" svg:x="0.3256in" svg:y="3.302in"><draw:text-box><text:p text:style-name="P42"/><text:p text:style-name="P42"/><text:p text:style-name="P42">Search a contact</text:p></draw:text-box></draw:frame><draw:frame text:anchor-type="paragraph" draw:z-index="40" draw:name="Shape14" draw:style-name="gr13" draw:text-style-name="P44" svg:width="1.3335in" svg:height="1.0315in" svg:x="0.3256in" svg:y="4.8772in"><draw:text-box><text:p/><text:p/><text:p text:style-name="P42">Call contact</text:p></draw:text-box></draw:frame><draw:frame text:anchor-type="paragraph" draw:z-index="41" draw:name="Shape14" draw:style-name="gr13" draw:text-style-name="P44" svg:width="1.3335in" svg:height="1.0315in" svg:x="0.3256in" svg:y="6.452in"><draw:text-box><text:p text:style-name="P42"/><text:p text:style-name="P42">Create a new connection with contact</text:p></draw:text-box></draw:frame><draw:frame text:anchor-type="paragraph" draw:z-index="42" draw:name="Shape14" draw:style-name="gr13" draw:text-style-name="P44" svg:width="1.3335in" svg:height="1.0315in" svg:x="3.8693in" svg:y="3.302in"><draw:text-box><text:p text:style-name="P42"/><text:p text:style-name="P42">Search all contacts of user</text:p></draw:text-box></draw:frame><draw:frame text:anchor-type="paragraph" draw:z-index="43" draw:name="Shape14" draw:style-name="gr13" draw:text-style-name="P44" svg:width="1.3335in" svg:height="1.0315in" svg:x="3.8693in" svg:y="4.8772in"><draw:text-box><text:p/><text:p text:style-name="P42">Verify if contact is allow and if is actif</text:p></draw:text-box></draw:frame><draw:frame text:anchor-type="paragraph" draw:z-index="44" draw:name="Shape14" draw:style-name="gr13" draw:text-style-name="P44" svg:width="1.3335in" svg:height="1.0315in" svg:x="3.8693in" svg:y="6.452in"><draw:text-box><text:p/><text:p text:style-name="P42">Other user.</text:p><text:p text:style-name="P42">Accept connection</text:p></draw:text-box></draw:frame><draw:frame text:anchor-type="paragraph" draw:z-index="45" draw:name="Shape14" draw:style-name="gr13" draw:text-style-name="P44" svg:width="1.3335in" svg:height="1.0315in" svg:x="0.3256in" svg:y="8.0272in"><draw:text-box><text:p/><text:p text:style-name="P42">Exchange packets</text:p></draw:text-box></draw:frame><draw:frame text:anchor-type="paragraph" draw:z-index="46" draw:name="Shape14" draw:style-name="gr13" draw:text-style-name="P44" svg:width="1.3335in" svg:height="1.0315in" svg:x="3.8693in" svg:y="8.0272in"><draw:text-box><text:p/><text:p text:style-name="P42">Exchange packets</text:p></draw:text-box></draw:frame><draw:frame text:anchor-type="paragraph" draw:z-index="47" draw:name="Shape16" draw:style-name="gr5" draw:text-style-name="P44" svg:width="0.9378in" svg:height="0.2504in" svg:x="2.378in" svg:y="1.6311in"><draw:text-box><text:p>/login</text:p></draw:text-box></draw:frame><draw:custom-shape text:anchor-type="paragraph" draw:z-index="48" draw:name="Shape15" draw:style-name="gr14" svg:width="2.2106in" svg:height="0.2606in" svg:x="1.6591in" svg:y="1.9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17" draw:style-name="gr15" svg:width="2.2106in" svg:height="0.2713in" svg:x="1.6591in" svg:y="2.443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0" draw:name="Shape18" draw:style-name="gr16" draw:text-style-name="P44" svg:width="1.063in" svg:height="0.3858in" svg:x="2.4193in" svg:y="2.2563in"><draw:text-box><text:p>200</text:p></draw:text-box></draw:frame><draw:custom-shape text:anchor-type="paragraph" draw:z-index="51" draw:name="Shape15" draw:style-name="gr14" svg:width="2.2106in" svg:height="0.2606in" svg:x="1.6591in" svg:y="3.51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15" draw:style-name="gr14" svg:width="2.2106in" svg:height="0.2606in" svg:x="1.6591in" svg:y="5.09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3" draw:name="Shape15" draw:style-name="gr14" svg:width="2.2106in" svg:height="0.2606in" svg:x="1.6591in" svg:y="6.66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4" draw:name="Shape17" draw:style-name="gr15" svg:width="2.2106in" svg:height="0.2713in" svg:x="1.6591in" svg:y="4.018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5" draw:name="Shape17" draw:style-name="gr15" svg:width="2.2106in" svg:height="0.2713in" svg:x="1.6591in" svg:y="5.593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6" draw:name="Shape17" draw:style-name="gr15" svg:width="2.2106in" svg:height="0.2713in" svg:x="1.6591in" svg:y="7.168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name="Shape16" draw:style-name="gr5" draw:text-style-name="P44" svg:width="0.9378in" svg:height="0.2504in" svg:x="2.378in" svg:y="3.2063in"><draw:text-box><text:p>/contacts</text:p></draw:text-box></draw:frame><draw:frame text:anchor-type="paragraph" draw:z-index="58" draw:name="Shape16" draw:style-name="gr17" draw:text-style-name="P44" svg:width="1.2189in" svg:height="0.3843in" svg:x="2.378in" svg:y="3.8791in"><draw:text-box><text:p>List of contacts</text:p></draw:text-box></draw:frame><draw:frame text:anchor-type="paragraph" draw:z-index="59" draw:name="Shape16" draw:style-name="gr5" draw:text-style-name="P44" svg:width="0.9378in" svg:height="0.2504in" svg:x="2.3256in" svg:y="4.8437in"><draw:text-box><text:p>/call</text:p></draw:text-box></draw:frame><draw:frame text:anchor-type="paragraph" draw:z-index="60" draw:name="Shape16" draw:style-name="gr5" draw:text-style-name="P48" svg:width="0.9378in" svg:height="0.2504in" svg:x="2.378in" svg:y="5.3437in"><draw:text-box><text:p text:style-name="P47"><text:span text:style-name="T26">Ip</text:span></text:p></draw:text-box></draw:frame><draw:line text:anchor-type="paragraph" draw:z-index="0" draw:name="Shape19" draw:style-name="gr1" draw:text-style-name="P42" svg:x1="0.9193in" svg:y1="1.1835in" svg:x2="0.9193in" svg:y2="5.9087in"><text:p/></draw:line><draw:line text:anchor-type="paragraph" draw:z-index="1" draw:name="Shape19" draw:style-name="gr1" draw:text-style-name="P42" svg:x1="4.4634in" svg:y1="1.1835in" svg:x2="4.4634in" svg:y2="5.9087in"><text:p/></draw:line><draw:line text:anchor-type="paragraph" draw:z-index="62" draw:name="Shape20" draw:style-name="gr1" draw:text-style-name="P42" svg:x1="0.9193in" svg:y1="5.9083in" svg:x2="-0.4244in" svg:y2="5.9083in"><text:p/></draw:line><draw:line text:anchor-type="paragraph" draw:z-index="63" draw:name="Shape20" draw:style-name="gr1" draw:text-style-name="P49" svg:x1="5.8756in" svg:y1="5.9083in" svg:x2="4.5303in" svg:y2="5.9083in"><text:p/></draw:line><draw:line text:anchor-type="paragraph" draw:z-index="68" draw:name="Shape22" draw:style-name="gr18" draw:text-style-name="P50" svg:x1="1.0547in" svg:y1="5.9083in" svg:x2="1.0547in" svg:y2="6.452in"><text:p/></draw:lin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line text:anchor-type="paragraph" draw:z-index="64" draw:name="Shape21" draw:style-name="gr1" draw:text-style-name="P42" svg:x1="-0.4244in" svg:y1="0.0665in" svg:x2="-0.4244in" svg:y2="2.8417in"><text:p/></draw:line><draw:line text:anchor-type="paragraph" draw:z-index="65" draw:name="Shape21" draw:style-name="gr1" draw:text-style-name="P42" svg:x1="5.8756in" svg:y1="0.0665in" svg:x2="5.8756in" svg:y2="2.8417in"><text:p/></draw:line><draw:line text:anchor-type="paragraph" draw:z-index="66" draw:name="Shape20" draw:style-name="gr1" draw:text-style-name="P49" svg:x1="5.876in" svg:y1="0.0854in" svg:x2="4.4634in" svg:y2="0.0646in"><text:p/></draw:line><draw:line text:anchor-type="paragraph" draw:z-index="67" draw:name="Shape20" draw:style-name="gr1" draw:text-style-name="P49" svg:x1="0.9193in" svg:y1="0.0748in" svg:x2="-0.4244in" svg:y2="0.0665in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70" draw:name="Shape23" draw:style-name="gr4" draw:text-style-name="P44" svg:width="1.4067in" svg:height="0.198in" svg:x="-0.4244in" svg:y="0.0665in"><draw:text-box><text:p>First connection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69" draw:name="Shape23" draw:style-name="gr17" draw:text-style-name="P44" svg:width="1.8024in" svg:height="0.3843in" svg:x="1.1591in" svg:y="0.1165in"><draw:text-box><text:p>Connection on other user.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line text:anchor-type="paragraph" draw:z-index="83" draw:name="Shape24" draw:style-name="gr1" draw:text-style-name="P42" svg:x1="0.9299in" svg:y1="0.0083in" svg:x2="0.9299in" svg:y2="0.552in"><text:p/></draw:line><draw:line text:anchor-type="paragraph" draw:z-index="84" draw:name="Shape24" draw:style-name="gr1" draw:text-style-name="P42" svg:x1="4.4736in" svg:y1="0.0083in" svg:x2="4.4736in" svg:y2="0.552in"><text:p/></draw:line></text:p>
      <text:p text:style-name="P17"><draw:line text:anchor-type="paragraph" draw:z-index="79" draw:name="Shape19" draw:style-name="gr1" draw:text-style-name="P42" svg:x1="5.4839in" svg:y1="0.0165in" svg:x2="5.4902in" svg:y2="1.8602in"><text:p/></draw:line><draw:line text:anchor-type="paragraph" draw:z-index="80" draw:name="Shape19" draw:style-name="gr1" draw:text-style-name="P42" svg:x1="-0.1016in" svg:y1="0.0165in" svg:x2="-0.0953in" svg:y2="1.8602in"><text:p/></draw:line><draw:line text:anchor-type="paragraph" draw:z-index="81" draw:name="Shape6" draw:style-name="gr1" draw:text-style-name="P42" svg:x1="5.4902in" svg:y1="0.0165in" svg:x2="4.4693in" svg:y2="0.0165in"><text:p/></draw:line><draw:line text:anchor-type="paragraph" draw:z-index="82" draw:name="Shape6" draw:style-name="gr1" draw:text-style-name="P42" svg:x1="0.9256in" svg:y1="0.0165in" svg:x2="-0.0953in" svg:y2="0.0165in"><text:p/></draw:line></text:p>
      <text:p text:style-name="P17"><draw:frame text:anchor-type="paragraph" draw:z-index="61" draw:name="Shape16" draw:style-name="gr5" draw:text-style-name="P44" svg:width="0.9378in" svg:height="0.2504in" svg:x="2.4925in" svg:y="0.1252in"><draw:text-box><text:p>/send</text:p></draw:text-box></draw:frame></text:p>
      <text:p text:style-name="P17"/>
      <text:p text:style-name="P17"><draw:custom-shape text:anchor-type="paragraph" draw:z-index="85" draw:name="Shape25" draw:style-name="gr21" svg:width="2.2106in" svg:height="0.3543in" svg:x="1.6591in" svg:y="0.077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7"/>
      <text:p text:style-name="P17"/>
      <text:p text:style-name="P17"/>
      <text:p text:style-name="P17"><draw:line text:anchor-type="paragraph" draw:z-index="71" draw:name="Shape19" draw:style-name="gr1" draw:text-style-name="P42" svg:x1="0.9193in" svg:y1="0.05in" svg:x2="0.9193in" svg:y2="0.5189in"><text:p/></draw:line><draw:line text:anchor-type="paragraph" draw:z-index="75" draw:name="Shape19" draw:style-name="gr1" draw:text-style-name="P42" svg:x1="0.9193in" svg:y1="0.05in" svg:x2="0.9193in" svg:y2="0.5189in"><text:p/></draw:line><draw:line text:anchor-type="paragraph" draw:z-index="76" draw:name="Shape19" draw:style-name="gr1" draw:text-style-name="P42" svg:x1="4.4634in" svg:y1="0.05in" svg:x2="4.4634in" svg:y2="0.5189in"><text:p/></draw:line></text:p>
      <text:p text:style-name="P17"/>
      <text:p text:style-name="P17"><draw:line text:anchor-type="paragraph" draw:z-index="77" draw:name="Shape6" draw:style-name="gr1" draw:text-style-name="P42" svg:x1="0.9193in" svg:y1="0.1354in" svg:x2="-0.1016in" svg:y2="0.1354in"><text:p/></draw:line><draw:line text:anchor-type="paragraph" draw:z-index="78" draw:name="Shape6" draw:style-name="gr1" draw:text-style-name="P42" svg:x1="5.4843in" svg:y1="0.1354in" svg:x2="4.4634in" svg:y2="0.1354in"><text:p/></draw:line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3:55:34.759944262</meta:creation-date>
    <dc:date>2017-09-25T12:36:25.219580221</dc:date>
    <meta:editing-duration>PT22H10M28S</meta:editing-duration>
    <meta:editing-cycles>50</meta:editing-cycles>
    <meta:generator>LibreOffice/5.1.6.2$Linux_X86_64 LibreOffice_project/10m0$Build-2</meta:generator>
    <meta:document-statistic meta:table-count="1" meta:image-count="0" meta:object-count="0" meta:page-count="6" meta:paragraph-count="110" meta:word-count="357" meta:character-count="2039" meta:non-whitespace-character-count="1790"/>
  </office:meta>
</office:document-meta>
</file>